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18.295cm" fo:margin-left="-0.492cm" fo:margin-right="-0.803cm" table:align="margins"/>
    </style:style>
    <style:style style:name="Table1.A" style:family="table-column">
      <style:table-column-properties style:column-width="1.852cm" style:rel-column-width="6634*"/>
    </style:style>
    <style:style style:name="Table1.B" style:family="table-column">
      <style:table-column-properties style:column-width="3.016cm" style:rel-column-width="10804*"/>
    </style:style>
    <style:style style:name="Table1.C" style:family="table-column">
      <style:table-column-properties style:column-width="1.64cm" style:rel-column-width="5876*"/>
    </style:style>
    <style:style style:name="Table1.D" style:family="table-column">
      <style:table-column-properties style:column-width="11.786cm" style:rel-column-width="42221*"/>
    </style:style>
    <style:style style:name="Table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D1" style:family="table-cell">
      <style:table-cell-properties style:vertical-align="middle" style:border-line-width="0.002cm 0.088cm 0.002cm" fo:padding="0.049cm" fo:border="0.092cm double #808080"/>
    </style:style>
    <style:style style:name="Table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P1" style:family="paragraph" style:parent-style-name="Standard">
      <style:paragraph-properties fo:text-align="center" style:justify-single-word="false"/>
      <style:text-properties style:font-name="Verdana" fo:font-size="11pt" fo:font-weight="bold" style:font-size-asian="11pt" style:font-weight-asian="bold" style:font-size-complex="11pt" style:font-weight-complex="bold"/>
    </style:style>
    <style:style style:name="P2" style:family="paragraph" style:parent-style-name="Standard">
      <style:paragraph-properties fo:text-align="center" style:justify-single-word="false"/>
      <style:text-properties style:font-name="Verdana" fo:font-size="10pt" fo:font-weight="bold" style:font-size-asian="10pt" style:font-weight-asian="bold" style:font-size-complex="10pt" style:font-weight-complex="bold"/>
    </style:style>
    <style:style style:name="P3" style:family="paragraph" style:parent-style-name="Standard">
      <style:paragraph-properties fo:text-align="start" style:justify-single-word="false"/>
      <style:text-properties style:font-name="Verdana" fo:font-size="10pt" fo:font-weight="normal" style:font-size-asian="10pt" style:font-weight-asian="normal" style:font-size-complex="10pt" style:font-weight-complex="normal"/>
    </style:style>
    <style:style style:name="P4" style:family="paragraph" style:parent-style-name="Standard">
      <style:paragraph-properties fo:text-align="start" style:justify-single-word="false"/>
    </style:style>
    <style:style style:name="P5" style:family="paragraph" style:parent-style-name="Standard">
      <style:paragraph-properties fo:margin-left="0cm" fo:margin-right="0cm" fo:text-align="start" style:justify-single-word="false" fo:text-indent="0cm" style:auto-text-indent="false"/>
      <style:text-properties style:font-name="Verdana" fo:font-size="10pt" fo:font-weight="normal" style:font-size-asian="10pt" style:font-weight-asian="normal" style:font-size-complex="10pt" style:font-weight-complex="normal"/>
    </style:style>
    <style:style style:name="P6" style:family="paragraph" style:parent-style-name="Standard">
      <style:paragraph-properties fo:margin-left="0cm" fo:margin-right="0cm" fo:text-align="start" style:justify-single-word="false" fo:text-indent="0cm" style:auto-text-indent="false"/>
      <style:text-properties style:font-name="Verdana" fo:font-size="10pt" fo:font-weight="bold" style:font-size-asian="10pt" style:font-weight-asian="bold" style:font-size-complex="10pt" style:font-weight-complex="bold"/>
    </style:style>
    <style:style style:name="P7" style:family="paragraph" style:parent-style-name="Standard">
      <style:paragraph-properties fo:margin-left="0cm" fo:margin-right="0cm" fo:text-align="start" style:justify-single-word="false" fo:text-indent="0cm" style:auto-text-indent="false" fo:break-before="page"/>
      <style:text-properties style:font-name="Verdana" fo:font-size="10pt" fo:font-weight="bold" style:font-size-asian="10pt" style:font-weight-asian="bold" style:font-size-complex="10pt" style:font-weight-complex="bold"/>
    </style:style>
    <style:style style:name="P8" style:family="paragraph" style:parent-style-name="Text_20_body">
      <style:paragraph-properties fo:margin-left="0cm" fo:margin-right="0cm" fo:text-align="start" style:justify-single-word="false" fo:text-indent="0cm" style:auto-text-indent="false"/>
      <style:text-properties style:font-name="Verdana" fo:font-size="10pt" fo:font-weight="bold" style:font-size-asian="10pt" style:font-weight-asian="bold" style:font-size-complex="10pt" style:font-weight-complex="bold"/>
    </style:style>
    <style:style style:name="P9" style:family="paragraph" style:parent-style-name="Standard">
      <style:paragraph-properties fo:margin-left="-0.026cm" fo:margin-right="0cm" fo:text-align="start" style:justify-single-word="false" fo:text-indent="0cm" style:auto-text-indent="false"/>
      <style:text-properties style:font-name="Verdana" fo:font-size="11pt" fo:font-weight="normal" style:font-size-asian="11pt" style:font-weight-asian="normal" style:font-size-complex="11pt" style:font-weight-complex="normal"/>
    </style:style>
    <style:style style:name="P10" style:family="paragraph" style:parent-style-name="Standard">
      <style:paragraph-properties fo:margin-left="-0.026cm" fo:margin-right="0cm" fo:text-align="start" style:justify-single-word="false" fo:text-indent="0cm" style:auto-text-indent="false"/>
      <style:text-properties style:font-name="Verdana" fo:font-size="10pt" fo:font-weight="normal" style:font-size-asian="10pt" style:font-weight-asian="normal" style:font-size-complex="10pt" style:font-weight-complex="normal"/>
    </style:style>
    <style:style style:name="P11" style:family="paragraph" style:parent-style-name="Standard">
      <style:paragraph-properties fo:margin-left="-0.026cm" fo:margin-right="0cm" fo:text-align="start" style:justify-single-word="false" fo:text-indent="0cm" style:auto-text-indent="false"/>
      <style:text-properties style:font-name="Verdana" fo:font-size="10pt" fo:font-weight="bold" style:font-size-asian="10pt" style:font-weight-asian="bold" style:font-size-complex="10pt" style:font-weight-complex="bold"/>
    </style:style>
    <style:style style:name="P12" style:family="paragraph" style:parent-style-name="Standard">
      <style:paragraph-properties fo:margin-left="-0.026cm" fo:margin-right="0cm" fo:text-align="center" style:justify-single-word="false" fo:text-indent="0cm" style:auto-text-indent="false" fo:break-before="page"/>
      <style:text-properties style:font-name="Verdana" fo:font-size="11pt" fo:font-weight="bold" style:font-size-asian="11pt" style:font-weight-asian="bold" style:font-size-complex="11pt" style:font-weight-complex="bold"/>
    </style:style>
    <style:style style:name="P13" style:family="paragraph" style:parent-style-name="Table_20_Contents">
      <style:paragraph-properties fo:text-align="center" style:justify-single-word="false"/>
      <style:text-properties style:font-name="Verdana" fo:font-size="10pt" style:font-size-asian="10pt" style:font-size-complex="10pt"/>
    </style:style>
    <style:style style:name="P14" style:family="paragraph" style:parent-style-name="Table_20_Contents">
      <style:paragraph-properties fo:margin-left="-0.102cm" fo:margin-right="0.004cm" fo:text-align="center" style:justify-single-word="false" fo:text-indent="0cm" style:auto-text-indent="false"/>
      <style:text-properties style:font-name="Verdana" fo:font-size="10pt" style:font-size-asian="10pt" style:font-size-complex="10pt"/>
    </style:style>
    <style:style style:name="P15" style:family="paragraph" style:parent-style-name="Table_20_Contents">
      <style:paragraph-properties fo:margin-left="-0.102cm" fo:margin-right="0.004cm" fo:margin-top="0cm" fo:margin-bottom="0.499cm" fo:text-align="center" style:justify-single-word="false" fo:text-indent="0cm" style:auto-text-indent="false"/>
      <style:text-properties style:font-name="Verdana" fo:font-size="10pt" style:font-size-asian="10pt" style:font-size-complex="10pt"/>
    </style:style>
    <style:style style:name="P16" style:family="paragraph" style:parent-style-name="Standard">
      <style:paragraph-properties fo:margin-left="-0.026cm" fo:margin-right="0cm" fo:text-align="start" style:justify-single-word="false" fo:text-indent="0cm" style:auto-text-indent="false"/>
      <style:text-properties style:font-name="Verdana" fo:font-size="10pt" fo:font-weight="normal" style:font-size-asian="10pt" style:font-weight-asian="normal" style:font-size-complex="10pt" style:font-weight-complex="normal"/>
    </style:style>
    <style:style style:name="P17" style:family="paragraph" style:parent-style-name="Standard" style:list-style-name="L2">
      <style:paragraph-properties fo:margin-left="-0.026cm" fo:margin-right="0cm" fo:text-align="start" style:justify-single-word="false" fo:text-indent="0cm" style:auto-text-indent="false"/>
      <style:text-properties style:font-name="Verdana" fo:font-size="10pt" fo:font-weight="normal" style:font-size-asian="10pt" style:font-weight-asian="normal" style:font-size-complex="10pt" style:font-weight-complex="normal"/>
    </style:style>
    <style:style style:name="P18" style:family="paragraph" style:parent-style-name="Standard" style:list-style-name="L3">
      <style:paragraph-properties fo:margin-left="-0.026cm" fo:margin-right="0cm" fo:text-align="start" style:justify-single-word="false" fo:text-indent="0cm" style:auto-text-indent="false"/>
      <style:text-properties style:font-name="Verdana" fo:font-size="10pt" fo:font-weight="normal" style:font-size-asian="10pt" style:font-weight-asian="normal" style:font-size-complex="10pt" style:font-weight-complex="normal"/>
    </style:style>
    <style:style style:name="P19" style:family="paragraph" style:parent-style-name="Standard" style:list-style-name="L4">
      <style:paragraph-properties fo:margin-left="-0.026cm" fo:margin-right="0cm" fo:text-align="start" style:justify-single-word="false" fo:text-indent="0cm" style:auto-text-indent="false"/>
      <style:text-properties style:font-name="Verdana" fo:font-size="10pt" fo:font-weight="normal" style:font-size-asian="10pt" style:font-weight-asian="normal" style:font-size-complex="10pt" style:font-weight-complex="normal"/>
    </style:style>
    <style:style style:name="P20" style:family="paragraph" style:parent-style-name="Standard" style:list-style-name="L5">
      <style:paragraph-properties fo:margin-left="-0.026cm" fo:margin-right="0cm" fo:text-align="start" style:justify-single-word="false" fo:text-indent="0cm" style:auto-text-indent="false"/>
      <style:text-properties style:font-name="Verdana" fo:font-size="10pt" fo:font-weight="normal" style:font-size-asian="10pt" style:font-weight-asian="normal" style:font-size-complex="10pt" style:font-weight-complex="normal"/>
    </style:style>
    <style:style style:name="P21" style:family="paragraph" style:parent-style-name="Standard" style:list-style-name="L6">
      <style:paragraph-properties fo:margin-left="-0.026cm" fo:margin-right="0cm" fo:text-align="start" style:justify-single-word="false" fo:text-indent="0cm" style:auto-text-indent="false"/>
      <style:text-properties style:font-name="Verdana" fo:font-size="10pt" fo:font-weight="normal" style:font-size-asian="10pt" style:font-weight-asian="normal" style:font-size-complex="10pt" style:font-weight-complex="normal"/>
    </style:style>
    <style:style style:name="P22" style:family="paragraph" style:parent-style-name="Standard">
      <style:paragraph-properties fo:margin-left="-0.026cm" fo:margin-right="0cm" fo:text-align="start" style:justify-single-word="false" fo:text-indent="0cm" style:auto-text-indent="false"/>
      <style:text-properties style:font-name="Verdana" fo:font-size="10pt" fo:font-weight="bold" style:font-size-asian="10pt" style:font-weight-asian="bold" style:font-size-complex="10pt" style:font-weight-complex="bold"/>
    </style:style>
    <style:style style:name="P23" style:family="paragraph" style:parent-style-name="Standard">
      <style:paragraph-properties fo:margin-left="0cm" fo:margin-right="0cm" fo:text-align="start" style:justify-single-word="false" fo:text-indent="0cm" style:auto-text-indent="false"/>
      <style:text-properties style:font-name="Verdana" fo:font-size="10pt" fo:font-weight="normal" style:font-size-asian="10pt" style:font-weight-asian="normal" style:font-size-complex="10pt" style:font-weight-complex="normal"/>
    </style:style>
    <style:style style:name="P24" style:family="paragraph" style:parent-style-name="Standard" style:list-style-name="L1">
      <style:paragraph-properties fo:margin-left="0cm" fo:margin-right="0cm" fo:text-align="start" style:justify-single-word="false" fo:text-indent="0cm" style:auto-text-indent="false"/>
      <style:text-properties style:font-name="Verdana" fo:font-size="10pt" fo:font-weight="normal" style:font-size-asian="10pt" style:font-weight-asian="normal" style:font-size-complex="10pt" style:font-weight-complex="normal"/>
    </style:style>
    <style:style style:name="P25" style:family="paragraph" style:parent-style-name="Standard" style:list-style-name="L7">
      <style:paragraph-properties fo:margin-left="0cm" fo:margin-right="0cm" fo:text-align="start" style:justify-single-word="false" fo:text-indent="0cm" style:auto-text-indent="false"/>
      <style:text-properties style:font-name="Verdana" fo:font-size="10pt" fo:font-weight="normal" style:font-size-asian="10pt" style:font-weight-asian="normal" style:font-size-complex="10pt" style:font-weight-complex="normal"/>
    </style:style>
    <style:style style:name="P26" style:family="paragraph" style:parent-style-name="Standard" style:list-style-name="L9">
      <style:paragraph-properties fo:margin-left="0cm" fo:margin-right="0cm" fo:text-align="start" style:justify-single-word="false" fo:text-indent="0cm" style:auto-text-indent="false"/>
      <style:text-properties style:font-name="Verdana" fo:font-size="10pt" fo:font-weight="normal" style:font-size-asian="10pt" style:font-weight-asian="normal" style:font-size-complex="10pt" style:font-weight-complex="normal"/>
    </style:style>
    <style:style style:name="P27" style:family="paragraph" style:parent-style-name="Standard" style:list-style-name="L8">
      <style:paragraph-properties fo:margin-left="1.323cm" fo:margin-right="0cm" fo:text-align="start" style:justify-single-word="false" fo:text-indent="0cm" style:auto-text-indent="false"/>
      <style:text-properties style:font-name="Verdana" fo:font-size="10pt" fo:font-weight="normal" style:font-size-asian="10pt" style:font-weight-asian="normal" style:font-size-complex="10pt" style:font-weight-complex="normal"/>
    </style:style>
    <style:style style:name="P28" style:family="paragraph" style:parent-style-name="Standard" style:list-style-name="L8">
      <style:paragraph-properties fo:margin-left="0.053cm" fo:margin-right="0cm" fo:text-align="start" style:justify-single-word="false" fo:text-indent="0cm" style:auto-text-indent="false"/>
      <style:text-properties style:font-name="Verdana" fo:font-size="10pt" fo:font-weight="normal" style:font-size-asian="10pt" style:font-weight-asian="normal" style:font-size-complex="10pt" style:font-weight-complex="normal"/>
    </style:style>
    <style:style style:name="P29" style:family="paragraph" style:parent-style-name="Standard" style:list-style-name="L9">
      <style:paragraph-properties fo:margin-left="0.026cm" fo:margin-right="0cm" fo:text-align="start" style:justify-single-word="false" fo:text-indent="0cm" style:auto-text-indent="false"/>
      <style:text-properties style:font-name="Verdana" fo:font-size="10pt" fo:font-weight="normal" style:font-size-asian="10pt" style:font-weight-asian="normal" style:font-size-complex="10pt" style:font-weight-complex="normal"/>
    </style:style>
    <style:style style:name="T1" style:family="text">
      <style:text-properties fo:font-size="10pt" style:font-size-asian="10pt" style:font-size-complex="10pt"/>
    </style:style>
    <style:style style:name="T2" style:family="text">
      <style:text-properties fo:font-weight="normal" style:font-weight-asian="normal" style:font-weight-complex="normal"/>
    </style:style>
    <style:style style:name="T3" style:family="text">
      <style:text-properties style:font-weight-asian="normal" style:font-weight-complex="normal"/>
    </style:style>
    <style:style style:name="T4" style:family="text">
      <style:text-properties fo:font-weight="bold" style:font-weight-asian="bold" style:font-weight-complex="bold"/>
    </style:style>
    <style:style style:name="T5" style:family="text">
      <style:text-properties style:font-size-asian="11pt" style:font-size-complex="11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Yacht Racing Starting Signals</text:p>
      <text:p text:style-name="P2"/>
      <text:p text:style-name="P3"><draw:frame draw:style-name="fr1" draw:name="graphics2" text:anchor-type="paragraph" svg:width="9.34cm" svg:height="2.805cm" draw:z-index="0"><draw:image xlink:href="../../../Duf/a.gif" xlink:type="simple" xlink:show="embed" xlink:actuate="onLoad"/></draw:frame></text:p>
      <text:p text:style-name="P4">Download the installation file from</text:p>
      <text:p text:style-name="P4"><text:a xlink:type="simple" xlink:href="http://arundale.com/docs/ais/RacingSignals_setup_1.3.2.exe">http://arundale.com/docs/ais/RacingSignals_setup_1.3.2.exe</text:a> </text:p>
      <text:p text:style-name="P3"/>
      <text:p text:style-name="P3">After downloading click on RacingSignals_Setup_x.x.x.exe</text:p>
      <text:p text:style-name="P3"/>
      <text:p text:style-name="P3">Take all the defaults and run the program</text:p>
      <text:p text:style-name="P3"/>
      <text:p text:style-name="P3">The “Splash” flag display will disappear after 2 seconds.</text:p>
      <text:p text:style-name="P3"/>
      <text:p text:style-name="P3">Click or Touch the Start Sequence <text:s/></text:p>
      <text:p text:style-name="P3"><draw:frame draw:style-name="fr2" draw:name="graphics21" text:anchor-type="paragraph" svg:x="0.319cm" svg:y="0.291cm" svg:width="5.038cm" svg:height="1.969cm" draw:z-index="9"><draw:image xlink:href="../../../Duf/b2.gif" xlink:type="simple" xlink:show="embed" xlink:actuate="onLoad"/></draw:frame></text:p>
      <text:p text:style-name="P3">All available sequences will be displayed</text:p>
      <text:p text:style-name="P3"><draw:frame draw:style-name="fr2" draw:name="graphics22" text:anchor-type="paragraph" svg:x="0.483cm" svg:y="0.318cm" svg:width="4.868cm" svg:height="4.17cm" draw:z-index="13"><draw:image xlink:href="../../../Duf/b1.gif" xlink:type="simple" xlink:show="embed" xlink:actuate="onLoad"/></draw:frame></text:p>
      <text:p text:style-name="P3">There are 4 sequences to choose from</text:p>
      <text:p text:style-name="P3">SYC Single &amp; SYC Multiple are the basic sequences that emulate the current starting system.</text:p>
      <text:p text:style-name="P3">For training purposes, X10 Run the sequences at 10 times the “normal” speed</text:p>
      <text:p text:style-name="P3">Terminate exits the program.</text:p>
      <text:p text:style-name="P3"/>
      <text:p text:style-name="P3">Click or Touch the required action</text:p>
      <text:p text:style-name="P3"><text:s/></text:p>
      <text:p text:style-name="P3">To start a sequence you must enter a start time in 24 hour format in whole minutes.</text:p>
      <text:p text:style-name="P3">If the start time is invalid, the displayed start time will turn red</text:p>
      <text:p text:style-name="P3"><draw:frame draw:style-name="fr2" draw:name="graphics3" text:anchor-type="paragraph" svg:x="0.312cm" svg:y="0.265cm" svg:width="3.731cm" svg:height="1.482cm" draw:z-index="1"><draw:image xlink:href="../../../Duf/a1.gif" xlink:type="simple" xlink:show="embed" xlink:actuate="onLoad"/></draw:frame></text:p>
      <text:p text:style-name="P3">The start time must be before the first warning signal time.</text:p>
      <text:p text:style-name="P3"/>
      <text:p text:style-name="P10">There are 4 buttons controlled by the start sequence, Postpone, Recall, General Recall and Finish plus a Horn button. <text:span text:style-name="T5">A button is only active if it is coloured Yellow or Green. If Clicked or Touched when Yellow, the button will turn Green for the duration of the signal. Clicking or Touching the button whilst Green will terminate the signal. </text:span></text:p>
      <text:p text:style-name="P10"/>
      <text:p text:style-name="P9"><text:soft-page-break/><text:span text:style-name="T1">For example, the first click of the Postpone will raise the Postpone flag making the associated sound signal </text:span><text:span text:style-name="T1"><draw:frame draw:style-name="fr3" draw:name="graphics7" text:anchor-type="as-char" svg:width="1.323cm" svg:height="0.794cm" draw:z-index="2"><draw:image xlink:href="file:///C:/Documents%20and%20Settings/All%20Users/Application%20Data/Arundale/RacingSignals/SignalImages/Horn2Short.gif" xlink:type="simple" xlink:show="embed" xlink:actuate="onLoad"/></draw:frame></text:span><text:span text:style-name="T1">, the second click will lower the Postpone flag making </text:span><text:span text:style-name="T1"><draw:frame draw:style-name="fr4" draw:name="graphics8" text:anchor-type="as-char" svg:y="-0.873cm" svg:width="1.323cm" svg:height="0.794cm" draw:z-index="3"><draw:image xlink:href="file:///C:/Documents%20and%20Settings/All%20Users/Application%20Data/Arundale/RacingSignals/SignalImages/Horn1Short.gif" xlink:type="simple" xlink:show="embed" xlink:actuate="onLoad"/></draw:frame></text:span><text:span text:style-name="T1">.</text:span></text:p>
      <text:p text:style-name="P10"/>
      <text:p text:style-name="P9"><text:span text:style-name="T1">During a start sequence, if a signal is invalid, the associated button will be “grayed out” </text:span><text:span text:style-name="T1"><draw:frame draw:style-name="fr5" draw:name="graphics9" text:anchor-type="as-char" svg:width="2.408cm" svg:height="1.138cm" draw:z-index="4"><draw:image xlink:href="../../../Duf/a3.gif" xlink:type="simple" xlink:show="embed" xlink:actuate="onLoad"/></draw:frame></text:span></text:p>
      <text:p text:style-name="P5"/>
      <text:p text:style-name="P5">The Recall and General Recall buttons are enabled at the Class Start time and will remain enabled for 30 seconds. Clicking or Touching either will make the appropriate Sound and Light signals. The button will remain enabled until the button is Clicked or Touched a second time or 4 minutes has elapsed.</text:p>
      <text:p text:style-name="P5"/>
      <text:p text:style-name="P5">After the last Class has started and Recalls have timed out, the Finish button is activated </text:p>
      <text:p text:style-name="P5"><draw:frame draw:style-name="fr2" draw:name="graphics1" text:anchor-type="paragraph" svg:x="0.192cm" svg:y="0.132cm" svg:width="2.686cm" svg:height="1.305cm" draw:z-index="14"><draw:image xlink:href="../../../Duf/b3.gif" xlink:type="simple" xlink:show="embed" xlink:actuate="onLoad"/></draw:frame></text:p>
      <text:p text:style-name="P5">Clicking the finish button or pressing &lt;Enter&gt; will create an entry in the Finishing table.</text:p>
      <text:p text:style-name="P5"><draw:frame draw:style-name="fr2" draw:name="graphics12" text:anchor-type="paragraph" svg:x="0.497cm" svg:y="0.053cm" svg:width="3.572cm" svg:height="2.884cm" draw:z-index="5"><draw:image xlink:href="../../../Duf/a6.gif" xlink:type="simple" xlink:show="embed" xlink:actuate="onLoad"/></draw:frame></text:p>
      <text:p text:style-name="P5">Once a start sequence is running, the only way to reset it is to reload the sequence again and entering a new start time.</text:p>
      <text:p text:style-name="P5"/>
      <text:p text:style-name="P6">Controller</text:p>
      <text:p text:style-name="P5">The icon <draw:frame draw:style-name="fr3" draw:name="graphics18" text:anchor-type="as-char" svg:width="1.104cm" svg:height="0.607cm" draw:z-index="10"><draw:image xlink:href="../connected.gif" xlink:type="simple" xlink:show="embed" xlink:actuate="onLoad"/></draw:frame> is displayed when the PC is connected to the controller, or <draw:frame draw:style-name="fr3" draw:name="graphics19" text:anchor-type="as-char" svg:width="1.152cm" svg:height="0.725cm" draw:z-index="11"><draw:image xlink:href="../notconnected.gif" xlink:type="simple" xlink:show="embed" xlink:actuate="onLoad"/></draw:frame> when not connected.</text:p>
      <text:p text:style-name="P5">The icon <draw:frame draw:style-name="fr3" draw:name="graphics20" text:anchor-type="as-char" svg:width="0.755cm" svg:height="0.601cm" draw:z-index="12"><draw:image xlink:href="../speaker.gif" xlink:type="simple" xlink:show="embed" xlink:actuate="onLoad"/></draw:frame> is displayed if a sound card has been found on the PC. </text:p>
      <text:p text:style-name="P5"/>
      <text:p text:style-name="P5"/>
      <text:p text:style-name="P5"/>
      <text:p text:style-name="P12">SYC Lights/Horn Controller Set Up</text:p>
      <text:p text:style-name="P5"><draw:frame draw:style-name="fr1" draw:name="graphics5" text:anchor-type="paragraph" svg:width="4.763cm" svg:height="4.128cm" draw:z-index="16"><draw:image xlink:href="../Controller.gif" xlink:type="simple" xlink:show="embed" xlink:actuate="onLoad"/></draw:frame></text:p>
      <text:p text:style-name="P5">The Controller switches the lights and horn on or off in response to instructions sent by the PC. <text:s/>It is connected to the mains via a mains plug which should be in a 13amp socket. This mains supply powers the lights as well as a 240v relay situated under the lights on top of the race station. The relay applies the 12v at 30 amps required by the horns. Note the relays in the Controller are too small to control the horns directly. Although a secondary high current 12v relay could be used, as the 240 wiring and 12v supply to the horns was already in place, this was used.</text:p>
      <text:p text:style-name="P5"/>
      <text:p text:style-name="P5">The 12v battery in the race station, powers the horns, the VHF's, the Controller's electronics board, and the Netgear Ethernet Switch. <text:s text:c="2"/></text:p>
      <text:p text:style-name="P5"/>
      <text:p text:style-name="P5">In the Race Station there are 2 RJ45 network sockets one is used for sending USB serial data to the weather station. It is NOT on the local network.</text:p>
      <text:p text:style-name="P5"/>
      <text:p text:style-name="P5">The other RJ45 socket is connected to the network, which in turn is connected to the Internet by a Router situated in the Light House. </text:p>
      <text:p text:style-name="P5"/>
      <text:p text:style-name="P5">The Controller can be configured to connect to the PC directly or put on the local network, there are advantages and disadvantages in both.</text:p>
      <text:p text:style-name="P5"/>
      <text:p text:style-name="P6">Direct Connection</text:p>
      <text:p text:style-name="P5"><text:tab/>Resilient to networking issues but Race Station PC would also be off the local network so data could not be transferred to results PC. Also Time would not be automatically updated.</text:p>
      <text:p text:style-name="P5">A direct connection uses a x-over RJ45 lead</text:p>
      <text:p text:style-name="P5"/>
      <text:p text:style-name="P6">Local Network Connection</text:p>
      <text:p text:style-name="P5"><text:tab/>There are two alternative configurations. Firstly Automatic IP address configuration by using a DHCP server, alternatively using a fixed IP address.</text:p>
      <text:p text:style-name="P5"/>
      <text:p text:style-name="P6">DHCP</text:p>
      <text:p text:style-name="P5"><text:tab/>To prevent an uniformed user causing problems with the communication between the Race Station PC and the Controller, it may be helpful for me to try and explain how DHCP works.</text:p>
      <text:p text:style-name="P5"><text:tab/>Every Device plugged into a network must have a unique IP address. A “normal” Home or Small Business network will have the addresses set by a DHCP server, which nowadays will normally be their internet Router. The advantage of using DHCP is that devices become “plug and play”</text:p>
      <text:p text:style-name="P5"><text:tab/>The problem with DHCP is if the Router is switched off or fails for any reason, after a period of time, devices on the same network will stop communicating with one another.</text:p>
      <text:p text:style-name="P5">For this reason, the Race Station PC and Controller should be <text:span text:style-name="T4">both</text:span> set up to Static IP addresses.</text:p>
      <text:p text:style-name="P5"/>
      <text:p text:style-name="P5"/>
      <text:p text:style-name="P5"/>
      <text:p text:style-name="P5"/>
      <text:p text:style-name="P5"/>
      <text:p text:style-name="P5"/>
      <text:p text:style-name="P5"/>
      <text:p text:style-name="P5"><text:soft-page-break/>Network Connections to Switch in Race Station</text:p>
      <text:p text:style-name="P5"><draw:frame draw:style-name="fr2" draw:name="graphics4" text:anchor-type="paragraph" svg:x="0.245cm" svg:y="0.171cm" svg:width="7.938cm" svg:height="3.44cm" draw:z-index="15"><draw:image xlink:href="../../../Duf/Netgear%20GS105.gif" xlink:type="simple" xlink:show="embed" xlink:actuate="onLoad"/></draw:frame></text:p>
      <text:list xml:id="list33253082" text:style-name="L1">
        <text:list-header>
          <text:p text:style-name="P24"/>
        </text:list-header>
        <text:list-item>
          <text:p text:style-name="P24">Controller<text:tab/>192.168.1.252</text:p>
        </text:list-item>
        <text:list-item>
          <text:p text:style-name="P24">PC<text:tab/><text:tab/>192.168.1.253</text:p>
        </text:list-item>
        <text:list-item>
          <text:p text:style-name="P24">LightHouse<text:tab/>192.168.1.254<text:tab/>(Internet Router Gateway)</text:p>
        </text:list-item>
      </text:list>
      <text:p text:style-name="P5"/>
      <text:p text:style-name="P5">All cables are direct <text:s/>RJ45-RJ45</text:p>
      <text:p text:style-name="P11"><draw:frame draw:style-name="fr2" draw:name="graphics15" text:anchor-type="paragraph" svg:x="0.146cm" svg:y="0.09cm" svg:width="3.87cm" svg:height="2.595cm" draw:z-index="6"><draw:image xlink:href="../rj45lead.gif" xlink:type="simple" xlink:show="embed" xlink:actuate="onLoad"/></draw:frame>Set up a permanent On Screen Keyboard (OSK)</text:p>
      <text:p text:style-name="P10">On the Login Screen Click the Ease of Access icon</text:p>
      <text:p text:style-name="P10"><draw:frame draw:style-name="fr2" draw:name="graphics25" text:anchor-type="paragraph" svg:x="0.351cm" svg:y="0.106cm" svg:width="2.117cm" svg:height="2.117cm" draw:z-index="24"><draw:image xlink:href="../Racing%20Signals%20(on%20USB)/RacingSignals/Pictures/EaseOfAccessIcon.gif" xlink:type="simple" xlink:show="embed" xlink:actuate="onLoad"/></draw:frame><draw:frame draw:style-name="fr2" draw:name="graphics26" text:anchor-type="paragraph" svg:x="3.658cm" svg:y="0.138cm" svg:width="3.757cm" svg:height="5.768cm" draw:z-index="25"><draw:image xlink:href="../Racing%20Signals%20(on%20USB)/RacingSignals/Pictures/QuickAccessMenu.gif" xlink:type="simple" xlink:show="embed" xlink:actuate="onLoad"/></draw:frame>On the Menu Select On Screen Keyboard</text:p>
      <text:p text:style-name="P10"/>
      <text:p text:style-name="P10"/>
      <text:p text:style-name="P11">Setup PC's Static (Fixed) IP address</text:p>
      <text:p text:style-name="P11"/>
      <text:p text:style-name="P11">1.<text:tab/>From the Control Panel</text:p>
      <text:p text:style-name="P11"><draw:frame draw:style-name="fr6" draw:name="graphics6" text:anchor-type="paragraph" svg:width="17.027cm" svg:height="9.721cm" draw:z-index="17"><draw:image xlink:href="../Racing%20Signals%20(on%20USB)/RacingSignals/Pictures/net1.gif" xlink:type="simple" xlink:show="embed" xlink:actuate="onLoad"/></draw:frame><text:soft-page-break/>2.<text:tab/>Change Adapter Settings</text:p>
      <text:list xml:id="list33233444" text:style-name="L2">
        <text:list-item>
          <text:p text:style-name="P17"><draw:frame draw:style-name="fr6" draw:name="graphics10" text:anchor-type="paragraph" svg:width="15.558cm" svg:height="6.668cm" draw:z-index="18"><draw:image xlink:href="../Racing%20Signals%20(on%20USB)/RacingSignals/Pictures/net2.1.gif" xlink:type="simple" xlink:show="embed" xlink:actuate="onLoad"/></draw:frame>Ethernet</text:p>
          <text:p text:style-name="P17"><draw:frame draw:style-name="fr6" draw:name="graphics11" text:anchor-type="paragraph" svg:width="11.748cm" svg:height="14.817cm" draw:z-index="19"><draw:image xlink:href="../Racing%20Signals%20(on%20USB)/RacingSignals/Pictures/net2.2.gif" xlink:type="simple" xlink:show="embed" xlink:actuate="onLoad"/></draw:frame><text:soft-page-break/></text:p>
        </text:list-item>
      </text:list>
      <text:list xml:id="list33255607" text:style-name="L3">
        <text:list-item>
          <text:p text:style-name="P18">Properties</text:p>
          <text:p text:style-name="P18"><draw:frame draw:style-name="fr6" draw:name="graphics13" text:anchor-type="paragraph" svg:width="12.594cm" svg:height="12.171cm" draw:z-index="20"><draw:image xlink:href="../Racing%20Signals%20(on%20USB)/RacingSignals/Pictures/net2.3.gif" xlink:type="simple" xlink:show="embed" xlink:actuate="onLoad"/></draw:frame><text:soft-page-break/></text:p>
        </text:list-item>
      </text:list>
      <text:list xml:id="list33240217" text:style-name="L4">
        <text:list-item>
          <text:p text:style-name="P19">Select Internet Protocol Version 4, then Properties</text:p>
          <text:list>
            <text:list-header>
              <text:p text:style-name="P19"><draw:frame draw:style-name="fr6" draw:name="graphics14" text:anchor-type="paragraph" svg:width="13.811cm" svg:height="15.346cm" draw:z-index="21"><draw:image xlink:href="../Racing%20Signals%20(on%20USB)/RacingSignals/Pictures/net2.4.gif" xlink:type="simple" xlink:show="embed" xlink:actuate="onLoad"/></draw:frame><text:soft-page-break/>6.<text:tab/>Set up IP and DNS addresses – DO NOT select Obtain IP address automatically</text:p>
            </text:list-header>
          </text:list>
        </text:list-item>
      </text:list>
      <text:p text:style-name="P10"/>
      <text:p text:style-name="P10">Ensure both PC and Controller are physically connected to Race Station Net Gear Switch</text:p>
      <text:p text:style-name="P10"/>
      <text:p text:style-name="P10"><text:s/><text:span text:style-name="T4">Setup Controller's Static (Fixed) IP address</text:span></text:p>
      <text:p text:style-name="P11"/>
      <text:list xml:id="list33261394" text:style-name="L5">
        <text:list-item>
          <text:p text:style-name="P20">Start Internet Explorer</text:p>
          <text:list>
            <text:list-item>
              <text:list>
                <text:list-item>
                  <text:list>
                    <text:list-header>
                      <text:p text:style-name="P20"><draw:frame draw:style-name="fr2" draw:name="graphics23" text:anchor-type="paragraph" svg:x="0.986cm" svg:y="0.026cm" svg:width="2.223cm" svg:height="1.323cm" draw:z-index="22"><draw:image xlink:href="../Racing%20Signals%20(on%20USB)/RacingSignals/Pictures/ie.gif" xlink:type="simple" xlink:show="embed" xlink:actuate="onLoad"/></draw:frame>2. Insert in Address bar at Top LHS http://eth008/</text:p>
                    </text:list-header>
                  </text:list>
                  <text:p text:style-name="P20"><draw:frame draw:style-name="fr6" draw:name="graphics24" text:anchor-type="paragraph" svg:width="17.027cm" svg:height="10.753cm" draw:z-index="23"><draw:image xlink:href="../Racing%20Signals%20(on%20USB)/RacingSignals/Pictures/con1.gif" xlink:type="simple" xlink:show="embed" xlink:actuate="onLoad"/></draw:frame><text:soft-page-break/></text:p>
                </text:list-item>
              </text:list>
            </text:list-item>
          </text:list>
        </text:list-item>
      </text:list>
      <text:p text:style-name="P10">3.<text:tab/>Insert admin (case sensitive) and password (also case sensitive)</text:p>
      <text:p text:style-name="P10"><text:tab/>Click OK</text:p>
      <text:p text:style-name="P10"/>
      <text:p text:style-name="P10"><draw:frame draw:style-name="fr1" draw:name="graphics27" text:anchor-type="paragraph" svg:width="16.014cm" svg:height="7.056cm" draw:z-index="26"><draw:image xlink:href="../Racing%20Signals%20(on%20USB)/RacingSignals/Pictures/con2.gif" xlink:type="simple" xlink:show="embed" xlink:actuate="onLoad"/></draw:frame></text:p>
      <text:p text:style-name="P10"/>
      <text:list xml:id="list33232002" text:style-name="L6">
        <text:list-item>
          <text:p text:style-name="P21">The Input Voltage is the Race Station Battery Voltage</text:p>
        </text:list-item>
        <text:list-item>
          <text:p text:style-name="P21"><draw:frame draw:style-name="fr2" draw:name="graphics28" text:anchor-type="paragraph" svg:x="1.436cm" svg:y="1.048cm" svg:width="13.917cm" svg:height="10.636cm" draw:z-index="27"><draw:image xlink:href="../Racing%20Signals%20(on%20USB)/RacingSignals/Pictures/con3.gif" xlink:type="simple" xlink:show="embed" xlink:actuate="onLoad"/></draw:frame><text:soft-page-break/>Click on Configuration</text:p>
          <text:p text:style-name="P21"/>
        </text:list-item>
      </text:list>
      <text:p text:style-name="P10"/>
      <text:list xml:id="list33258393" text:style-name="L7">
        <text:list-item>
          <text:p text:style-name="P25">Enter IP Address and Subnet Mask</text:p>
        </text:list-item>
        <text:list-item>
          <text:p text:style-name="P25">Ensure Enable DHCP and TCP/IP Password are not ticked</text:p>
        </text:list-item>
        <text:list-item>
          <text:p text:style-name="P25">If anything has been changed, reboot controller by switching off and on Power to Controller on 12v distribution box. Then reconnect to the controller using IE (start at 1 above)</text:p>
        </text:list-item>
        <text:list-item>
          <text:p text:style-name="P25">At Stage 3 above check horn is working by clicking (ON) then again (OFF) right hand side button</text:p>
          <text:list>
            <text:list-item>
              <text:list>
                <text:list-item>
                  <text:list>
                    <text:list-item>
                      <text:list>
                        <text:list-header>
                          <text:p text:style-name="P25"><draw:frame draw:style-name="fr2" draw:name="graphics29" text:anchor-type="paragraph" svg:x="1.674cm" svg:y="0.291cm" svg:width="5.927cm" svg:height="2.487cm" draw:z-index="28"><draw:image xlink:href="../Racing%20Signals%20(on%20USB)/RacingSignals/Pictures/con2.1.gif" xlink:type="simple" xlink:show="embed" xlink:actuate="onLoad"/></draw:frame> 9. Click on the next 4 buttons from the right hand side, go outside and check all 16 lights are lit.</text:p>
                        </text:list-header>
                      </text:list>
                    </text:list-item>
                  </text:list>
                </text:list-item>
              </text:list>
            </text:list-item>
          </text:list>
          <text:p text:style-name="P25"/>
        </text:list-item>
      </text:list>
      <text:p text:style-name="P10"/>
      <text:list xml:id="list33259086" text:style-name="L8">
        <text:list-header>
          <text:p text:style-name="P27"><draw:frame draw:style-name="fr6" draw:name="graphics16" text:anchor-type="paragraph" svg:width="9.71cm" svg:height="11.906cm" draw:z-index="7"><draw:image xlink:href="../staticip.gif" xlink:type="simple" xlink:show="embed" xlink:actuate="onLoad"/></draw:frame><text:soft-page-break/>Click Use the following IP address and set up as above.</text:p>
          <text:p text:style-name="P27">Leave the DNS server settings alone</text:p>
          <text:p text:style-name="P27">Exit the Control Panel by clicking OK's</text:p>
          <text:p text:style-name="P28"/>
        </text:list-header>
      </text:list>
      <text:p text:style-name="P7">If via a hub, switch or router</text:p>
      <text:p text:style-name="P6"/>
      <text:p text:style-name="P6"/>
      <text:list xml:id="list33251963" text:style-name="L9">
        <text:list-item>
          <text:p text:style-name="P26">The RJ45 leads must be straight through leads</text:p>
        </text:list-item>
        <text:list-item>
          <text:p text:style-name="P26">Connect the PC to the Hub, Switch or Router</text:p>
        </text:list-item>
        <text:list-item>
          <text:p text:style-name="P26">Connect the Controller to the another port on the Hub, Switch or Router</text:p>
        </text:list-item>
        <text:list-item>
          <text:p text:style-name="P29">If the local network has a DHCP server the controller will get its IP address from the <text:tab/>DHCP server.</text:p>
        </text:list-item>
      </text:list>
      <text:p text:style-name="P5"/>
      <text:p text:style-name="P6">Controller Specification</text:p>
      <text:p text:style-name="P5">The Controller communicates with the PC using TCP.</text:p>
      <text:p text:style-name="P5">Host name is ETH008</text:p>
      <text:p text:style-name="P5">Port is 17494</text:p>
      <text:p text:style-name="P5">The Controller is powered from a 12vdc supply which can be regulated or unregulated. The DC input jack is 2.1mm with positive core polarity, DC supplies are required to supply at least 500mA at 12vdc </text:p>
      <text:p text:style-name="P5">The Relay supplies should be externally fused.</text:p>
      <text:p text:style-name="P5"/>
      <text:p text:style-name="P8"><text:span text:style-name="T3">Relay Power Rating</text:span><text:span text:style-name="T2"><text:line-break/>If the contact load voltage and current of the relay are in the region enclosed by the solid and dotted lines in the</text:span><text:span text:style-name="T2"> </text:span><text:span text:style-name="T2">figure below, the relay can perform stable switching operation. If the relay is used at a voltage or current exceeding</text:span><text:span text:style-name="T2"> </text:span><text:span text:style-name="T2">this region, the life of the contacts may be significantly shortened.</text:span><text:span text:style-name="T2"> </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4">Load type</text:p>
          </table:table-cell>
          <table:table-cell table:style-name="Table1.A1" office:value-type="string">
            <text:p text:style-name="P14">Typical applications</text:p>
          </table:table-cell>
          <table:table-cell table:style-name="Table1.A1" office:value-type="string">
            <text:p text:style-name="P14">Rating</text:p>
          </table:table-cell>
          <table:table-cell table:style-name="Table1.D1" table:number-rows-spanned="6" office:value-type="string">
            <text:p text:style-name="P15">Max DC load capacity </text:p>
            <text:p text:style-name="P15"><draw:frame draw:style-name="fr7" draw:name="graphics17" text:anchor-type="as-char" svg:width="11.509cm" svg:height="10.636cm" draw:z-index="8"><draw:image xlink:href="http://www.robot-electronics.co.uk/images/wpe1.gif" xlink:type="simple" xlink:show="embed" xlink:actuate="onLoad"/></draw:frame></text:p>
          </table:table-cell>
        </table:table-row>
        <table:table-row>
          <table:table-cell table:style-name="Table1.A2" office:value-type="string">
            <text:p text:style-name="P13">AC1</text:p>
          </table:table-cell>
          <table:table-cell table:style-name="Table1.A2" office:value-type="string">
            <text:p text:style-name="P13">Non inductive or<text:line-break/>slightly inductive loads</text:p>
          </table:table-cell>
          <table:table-cell table:style-name="Table1.A2" office:value-type="string">
            <text:p text:style-name="P13">16A @ 250V AC</text:p>
          </table:table-cell>
          <table:covered-table-cell/>
        </table:table-row>
        <table:table-row>
          <table:table-cell table:style-name="Table1.A2" office:value-type="string">
            <text:p text:style-name="P13">AC15</text:p>
          </table:table-cell>
          <table:table-cell table:style-name="Table1.A2" office:value-type="string">
            <text:p text:style-name="P13">Control of<text:line-break/>electromagnetic load<text:line-break/>(&gt;72VA)</text:p>
          </table:table-cell>
          <table:table-cell table:style-name="Table1.A2" office:value-type="string">
            <text:p text:style-name="P13">3A @ 120V AC<text:line-break/>1.5A @ 240V AC</text:p>
          </table:table-cell>
          <table:covered-table-cell/>
        </table:table-row>
        <table:table-row>
          <table:table-cell table:style-name="Table1.A2" office:value-type="string">
            <text:p text:style-name="P13">AC3</text:p>
          </table:table-cell>
          <table:table-cell table:style-name="Table1.A2" office:value-type="string">
            <text:p text:style-name="P13">Control of motor</text:p>
          </table:table-cell>
          <table:table-cell table:style-name="Table1.A2" office:value-type="string">
            <text:p text:style-name="P13">750W</text:p>
          </table:table-cell>
          <table:covered-table-cell/>
        </table:table-row>
        <table:table-row>
          <table:table-cell table:style-name="Table1.A2" office:value-type="string">
            <text:p text:style-name="P13">DC1</text:p>
          </table:table-cell>
          <table:table-cell table:style-name="Table1.A2" office:value-type="string">
            <text:p text:style-name="P13">Non inductive or<text:line-break/>slightly inductive loads</text:p>
          </table:table-cell>
          <table:table-cell table:style-name="Table1.A2" office:value-type="string">
            <text:p text:style-name="P13">16A @ 24V DC</text:p>
          </table:table-cell>
          <table:covered-table-cell/>
        </table:table-row>
        <table:table-row>
          <table:table-cell table:style-name="Table1.A2" office:value-type="string">
            <text:p text:style-name="P13">DC13</text:p>
          </table:table-cell>
          <table:table-cell table:style-name="Table1.A2" office:value-type="string">
            <text:p text:style-name="P13">Control of electromagnetic<text:line-break/>loads</text:p>
          </table:table-cell>
          <table:table-cell table:style-name="Table1.A2" office:value-type="string">
            <text:p text:style-name="P13">0.22A @ 120V DC<text:line-break/>0.1A @ 250V DC</text:p>
          </table:table-cell>
          <table:covered-table-cell/>
        </table:table-row>
      </table:table>
      <text:p text:style-name="P5"/>
      <text:p text:style-name="P5">If a 12v marine trumpet horn is connected, it will almost certainly require an auxiliary relay as they are an inductive load probably taking over 10 amp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Neal Arundale</meta:initial-creator>
    <meta:creation-date>2014-02-11T11:16:24.87</meta:creation-date>
    <dc:date>2015-05-13T16:18:07.61</dc:date>
    <dc:creator>Neal Arundale</dc:creator>
    <meta:editing-duration>PT32H13M42S</meta:editing-duration>
    <meta:editing-cycles>20</meta:editing-cycles>
    <meta:generator>OpenOffice.org/3.2$Win32 OpenOffice.org_project/320m12$Build-9483</meta:generator>
    <meta:document-statistic meta:table-count="1" meta:image-count="29" meta:object-count="0" meta:page-count="12" meta:paragraph-count="107" meta:word-count="1314" meta:character-count="7471"/>
  </office:meta>
</office:document-meta>
</file>